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.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1.1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1.218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5cm" svg:height="5.5cm" svg:x="1.5cm" svg:y="5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0.742cm" svg:height="0.714cm" svg:x="6.807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0.742cm" svg:height="0.714cm" svg:x="2.727cm" svg:y="8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0.742cm" svg:height="0.714cm" svg:x="6.807cm" svg:y="8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742cm" svg:height="0.714cm" svg:x="10.516cm" svg:y="8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097cm" svg:y1="8.071cm" svg:x2="7.177cm" svg:y2="5.928cm" draw:start-shape="id1" draw:start-glue-point="4" draw:end-shape="id2" draw:end-glue-point="8" svg:d="m3097 8071 4080-2143">
          <text:p/>
        </draw:connector>
        <draw:connector draw:style-name="gr3" draw:text-style-name="P1" draw:layer="layout" draw:type="line" svg:x1="7.177cm" svg:y1="5.928cm" svg:x2="7.177cm" svg:y2="8.071cm" draw:start-shape="id2" draw:start-glue-point="8" draw:end-shape="id3" draw:end-glue-point="4" svg:d="m7177 5928v2143">
          <text:p/>
        </draw:connector>
        <draw:connector draw:style-name="gr3" draw:text-style-name="P1" draw:layer="layout" draw:type="line" svg:x1="7.177cm" svg:y1="5.928cm" svg:x2="10.886cm" svg:y2="8.071cm" draw:start-shape="id2" draw:start-glue-point="8" draw:end-shape="id4" draw:end-glue-point="4" svg:d="m7177 5928 3709 2143">
          <text:p/>
        </draw:connector>
        <draw:frame draw:style-name="gr4" draw:layer="layout" svg:width="2cm" svg:height="1.214cm" svg:x="2.5cm" svg:y="9.5cm">
          <draw:text-box>
            <text:p>SSH</text:p>
          </draw:text-box>
        </draw:frame>
        <draw:frame draw:style-name="gr5" draw:layer="layout" svg:width="2.564cm" svg:height="0.963cm" svg:x="6.436cm" svg:y="9.5cm">
          <draw:text-box>
            <text:p>HTTP</text:p>
          </draw:text-box>
        </draw:frame>
        <draw:frame draw:style-name="gr6" draw:layer="layout" svg:width="2.632cm" svg:height="0.963cm" svg:x="10.368cm" svg:y="9.5cm">
          <draw:text-box>
            <text:p>REST</text:p>
          </draw:text-box>
        </draw:frame>
        <draw:custom-shape draw:style-name="gr2" draw:text-style-name="P1" draw:id="id5" draw:layer="layout" svg:width="0.742cm" svg:height="0.714cm" svg:x="10.758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" draw:layer="layout" svg:width="0.742cm" svg:height="0.714cm" svg:x="14.258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177cm" svg:y1="5.214cm" svg:x2="11.128cm" svg:y2="2.214cm" draw:start-shape="id2" draw:start-glue-point="4" draw:end-shape="id5" draw:end-glue-point="8" svg:d="m7177 5214 3951-3000">
          <text:p/>
        </draw:connector>
        <draw:connector draw:style-name="gr7" draw:text-style-name="P1" draw:layer="layout" draw:type="line" svg:x1="11.128cm" svg:y1="2.214cm" svg:x2="14.628cm" svg:y2="5.214cm" draw:start-shape="id5" draw:start-glue-point="8" draw:end-shape="id6" draw:end-glue-point="4" svg:d="m11128 2214 3500 3000">
          <text:p/>
        </draw:connector>
        <draw:frame draw:style-name="gr4" draw:text-style-name="P1" draw:layer="layout" svg:width="3cm" svg:height="1.214cm" svg:x="3.5cm" svg:y="4.714cm">
          <draw:text-box>
            <text:p text:style-name="P1">Firma 1</text:p>
          </draw:text-box>
        </draw:frame>
        <draw:frame draw:style-name="gr4" draw:text-style-name="P1" draw:layer="layout" svg:width="3.5cm" svg:height="1.214cm" svg:x="15.5cm" svg:y="4.5cm">
          <draw:text-box>
            <text:p text:style-name="P1">Firma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54:40.60</meta:creation-date>
    <dc:date>2010-01-17T13:58:48.43</dc:date>
    <meta:editing-duration>PT04H00M40S</meta:editing-duration>
    <meta:editing-cycles>3</meta:editing-cycles>
    <meta:generator>OpenOffice.org/3.1$Win32 OpenOffice.org_project/310m19$Build-9420</meta:generator>
    <meta:document-statistic meta:object-count="17"/>
  </office:meta>
</office:document-meta>
</file>